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3f62a" officeooo:paragraph-rsid="0003f62a"/>
    </style:style>
    <style:style style:name="P2" style:family="paragraph" style:parent-style-name="Preformatted_20_Text">
      <style:text-properties officeooo:rsid="0003f62a" officeooo:paragraph-rsid="00080f9c"/>
    </style:style>
    <style:style style:name="P3" style:family="paragraph" style:parent-style-name="Preformatted_20_Text">
      <style:text-properties fo:font-weight="bold" officeooo:rsid="0003f62a" officeooo:paragraph-rsid="0003f62a" style:font-weight-asian="bold" style:font-weight-complex="bold"/>
    </style:style>
    <style:style style:name="P4" style:family="paragraph" style:parent-style-name="Preformatted_20_Text">
      <style:text-properties officeooo:rsid="000ce933" officeooo:paragraph-rsid="000ce933"/>
    </style:style>
    <style:style style:name="P5" style:family="paragraph" style:parent-style-name="Standard">
      <style:text-properties officeooo:rsid="0003f62a" officeooo:paragraph-rsid="001312be"/>
    </style:style>
    <style:style style:name="P6" style:family="paragraph" style:parent-style-name="Heading_20_3">
      <style:text-properties fo:font-size="14pt" style:font-size-asian="14pt" style:font-size-complex="14pt"/>
    </style:style>
    <style:style style:name="P7" style:family="paragraph" style:parent-style-name="Preformatted_20_Text">
      <style:text-properties officeooo:rsid="0003f62a" officeooo:paragraph-rsid="00127453"/>
    </style:style>
    <style:style style:name="P8" style:family="paragraph" style:parent-style-name="Preformatted_20_Text">
      <style:text-properties officeooo:rsid="0003f62a" officeooo:paragraph-rsid="0012d050"/>
    </style:style>
    <style:style style:name="P9" style:family="paragraph" style:parent-style-name="Preformatted_20_Text">
      <style:text-properties officeooo:rsid="0003f62a" officeooo:paragraph-rsid="0003f62a"/>
    </style:style>
    <style:style style:name="P10" style:family="paragraph" style:parent-style-name="Preformatted_20_Text">
      <style:text-properties officeooo:rsid="0003f62a" officeooo:paragraph-rsid="001312be"/>
    </style:style>
    <style:style style:name="P11" style:family="paragraph" style:parent-style-name="Preformatted_20_Text">
      <style:text-properties officeooo:rsid="0003f62a" officeooo:paragraph-rsid="001680f4"/>
    </style:style>
    <style:style style:name="P12" style:family="paragraph" style:parent-style-name="Preformatted_20_Text">
      <style:text-properties officeooo:rsid="0003f62a" officeooo:paragraph-rsid="0018aa2b"/>
    </style:style>
    <style:style style:name="P13" style:family="paragraph" style:parent-style-name="Preformatted_20_Text">
      <style:text-properties officeooo:rsid="00127453" officeooo:paragraph-rsid="00127453"/>
    </style:style>
    <style:style style:name="P14" style:family="paragraph" style:parent-style-name="Preformatted_20_Text">
      <style:text-properties officeooo:rsid="00127453" officeooo:paragraph-rsid="0012d050"/>
    </style:style>
    <style:style style:name="P15" style:family="paragraph" style:parent-style-name="Preformatted_20_Text">
      <style:text-properties officeooo:rsid="00127453" officeooo:paragraph-rsid="001312be"/>
    </style:style>
    <style:style style:name="P16" style:family="paragraph" style:parent-style-name="Preformatted_20_Text">
      <style:text-properties officeooo:rsid="001312be" officeooo:paragraph-rsid="001312be"/>
    </style:style>
    <style:style style:name="T1" style:family="text">
      <style:text-properties officeooo:rsid="00069095"/>
    </style:style>
    <style:style style:name="T2" style:family="text">
      <style:text-properties officeooo:rsid="00080f9c"/>
    </style:style>
    <style:style style:name="T3" style:family="text">
      <style:text-properties officeooo:rsid="00098317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8317" style:font-weight-asian="normal" style:font-weight-complex="normal"/>
    </style:style>
    <style:style style:name="T7" style:family="text">
      <style:text-properties fo:font-weight="normal" officeooo:rsid="00101220" style:font-weight-asian="normal" style:font-weight-complex="normal"/>
    </style:style>
    <style:style style:name="T8" style:family="text">
      <style:text-properties officeooo:rsid="000b5eab"/>
    </style:style>
    <style:style style:name="T9" style:family="text">
      <style:text-properties officeooo:rsid="000bfdec"/>
    </style:style>
    <style:style style:name="T10" style:family="text">
      <style:text-properties officeooo:rsid="000c1dab"/>
    </style:style>
    <style:style style:name="T11" style:family="text">
      <style:text-properties officeooo:rsid="00101220"/>
    </style:style>
    <style:style style:name="T12" style:family="text">
      <style:text-properties officeooo:rsid="00127453"/>
    </style:style>
    <style:style style:name="T13" style:family="text">
      <style:text-properties officeooo:rsid="0012d050"/>
    </style:style>
    <style:style style:name="T14" style:family="text">
      <style:text-properties officeooo:rsid="001312be"/>
    </style:style>
    <style:style style:name="T15" style:family="text">
      <style:text-properties officeooo:rsid="001489bc"/>
    </style:style>
    <style:style style:name="T16" style:family="text">
      <style:text-properties officeooo:rsid="001680f4"/>
    </style:style>
    <style:style style:name="T17" style:family="text">
      <style:text-properties officeooo:rsid="0018577b"/>
    </style:style>
    <style:style style:name="T18" style:family="text">
      <style:text-properties officeooo:rsid="0018aa2b"/>
    </style:style>
    <style:style style:name="T19" style:family="text">
      <style:text-properties officeooo:rsid="00195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Coastal Act Team - 4/25/2020</text:h>
      <text:p text:style-name="P1"/>
      <text:p text:style-name="P1">Developer: <text:s text:c="3"/>Beheen Trimble - NOAA Affiliate &lt;beheen.m.trimble@noaa.gov&gt;</text:p>
      <text:p text:style-name="P1"/>
      <text:p text:style-name="P1">Contributors: Saeed Moghimi <text:s/>- NOAA Affiliate &lt;saeed.moghimi@noaa.gov&gt;</text:p>
      <text:p text:style-name="P1"><text:s text:c="14"/>Andre Van der Westhuysen - NOAA Affiliate &lt;andre.vanderwesthuysen@noaa.gov&gt;</text:p>
      <text:p text:style-name="P1"><text:s text:c="14"/>Ali Abdolali <text:s text:c="2"/>- NOAA Affiliate &lt;ali.abdolali@noaa.gov&gt;</text:p>
      <text:p text:style-name="P1"/>
      <text:p text:style-name="P1">Google Drive: https://drive.google.com/open?id=17x2E6kGo9s5xejh_jUMprsaNdzk3-_pauv1LZAt70Nw <text:s text:c="9"/>Edit version</text:p>
      <text:p text:style-name="P1"><text:s text:c="14"/>https://drive.google.com/drive/u/0/folders/1JI-7zOA1hXSt38MnuwjeFCgPo-ZW8H-7 <text:s text:c="10"/>View version</text:p>
      <text:p text:style-name="P1"/>
      <text:p text:style-name="P1"><text:s/></text:p>
      <text:p text:style-name="P3">This is a brain storm document about the run-time work flow of executing NEMS.x</text:p>
      <text:p text:style-name="P1"/>
      <text:p text:style-name="P1"><text:span text:style-name="T5">1) Original work flow</text:span> -- https://drive.google.com/drive/u/0/folders/1JI-7zOA1hXSt38MnuwjeFCgPo-ZW8H-7 <text:s text:c="10"/></text:p>
      <text:p text:style-name="P1"/>
      <text:p text:style-name="P1"><text:span text:style-name="T5">2) Original scripts</text:span> <text:s text:c="2"/>-- https://github.com/moghimis/cpl_tools </text:p>
      <text:p text:style-name="P1"/>
      <text:p text:style-name="P1"><text:span text:style-name="T5">3) User stor</text:span><text:span text:style-name="T6">ies</text:span> about running coupled models with NEMS to find the &lt;RUN_DIR&gt; unique path</text:p>
      <text:p text:style-name="P1"/>
      <text:p text:style-name="P1"><text:s text:c="2"/>Happy path use case:</text:p>
      <text:p text:style-name="P1"><text:s text:c="2"/>*******************</text:p>
      <text:p text:style-name="P1"><text:s text:c="2"/>on this date we want to run NEMS.x in run-dir for event-x with components=comp1, comp2, ...</text:p>
      <text:p text:style-name="P1"><text:s text:c="6"/>date - depends on date-time</text:p>
      <text:p text:style-name="P1"><text:s text:c="6"/>NEMS.x - depends on components, model_configure, nems.configure</text:p>
      <text:p text:style-name="P1"><text:s text:c="6"/>run-dir - <text:s/>must be a unique name, depends on event-x, components, model scenarios, date-time ??? <text:s/></text:p>
      <text:p text:style-name="P1"/>
      <text:p text:style-name="P1"><text:s text:c="2"/>Other use case :</text:p>
      <text:p text:style-name="P1"><text:s text:c="2"/>***************</text:p>
      <text:p text:style-name="P1"><text:s text:c="2"/>on this day we want to run NEMS.x for more than one event ... [Y| N]</text:p>
      <text:p text:style-name="P1"><text:s text:c="2"/>on this day we want to run NEMS.x for one event with a different model combination </text:p>
      <text:p text:style-name="P1"><text:s text:c="6"/>- <text:s/>a subset of models</text:p>
      <text:p text:style-name="P1"><text:s text:c="2"/>on this <text:s/>day we want to run NEMS.x for more than one event with a different model combination. [Y| N]</text:p>
      <text:p text:style-name="P1"><text:s text:c="2"/>on this <text:s/>day we want to run NEMS.x for an event with a different model scenario, for more than one model</text:p>
      <text:p text:style-name="P1"><text:s text:c="6"/>- multiple runs with the same model components for the same event - to use for ensemble modeling.</text:p>
      <text:p text:style-name="P1"/>
      <text:p text:style-name="P7"><text:span text:style-name="T5">4) </text:span><text:span text:style-name="T6">M</text:span><text:span text:style-name="T5">odel </text:span><text:span text:style-name="T7">runs unique name construction </text:span></text:p>
      <text:p text:style-name="P7"><text:span text:style-name="T7"><text:s text:c="3"/></text:span><text:span text:style-name="T5">scenario</text:span><text:span text:style-name="T6">s</text:span> runs as relates to the final product.</text:p>
      <text:p text:style-name="P7"><text:s text:c="5"/><text:span text:style-name="T12">tide_spinup</text:span></text:p>
      <text:p text:style-name="P13"><text:s text:c="5"/>atm2ocn</text:p>
      <text:p text:style-name="P13"><text:s text:c="5"/>wav2ocn</text:p>
      <text:p text:style-name="P13"><text:s text:c="5"/>atm&amp;wav2ocn</text:p>
      <text:p text:style-name="P14"><text:s text:c="5"/>atm_<text:span text:style-name="T13">wave_</text:span>ocn_nwm → base run <text:s/><text:span text:style-name="T13">nsem??</text:span></text:p>
      <text:p text:style-name="P14"/>
      <text:p text:style-name="P15"><text:span text:style-name="T13"><text:s text:c="3"/>ID = al8_2012</text:span></text:p>
      <text:p text:style-name="P15"><text:span text:style-name="T13"><text:s text:c="3"/>grd_inp_dir <text:s text:c="4"/>= 'hsofs_grid_v1/' <text:s text:c="3"/>#relative to <text:s/>$app_inp_dir/</text:span></text:p>
      <text:p text:style-name="P16"><text:s text:c="3"/>ocn_inp_dir <text:s text:c="4"/>= 'hsofs_forcings/ike_v1/inp_adcirc/</text:p>
      <text:p text:style-name="P14"/>
      <text:p text:style-name="P13"><text:s text:c="3"/><text:span text:style-name="T14">which one is subset event or model data?</text:span></text:p>
      <text:p text:style-name="P8"><text:s text:c="3"/></text:p>
      <text:p text:style-name="P7"><text:s text:c="3"/></text:p>
      <text:p text:style-name="P1"><text:span text:style-name="T5">5) Ambiguous</text:span> <text:s/></text:p>
      <text:p text:style-name="P1"><text:s text:c="3"/>a) Where is the startup location(i.e. is script dir)</text:p>
      <text:p text:style-name="P1"><text:s text:c="3"/>b) where and who changes the contents of nems.configure, model_configure, nsem.job</text:p>
      <text:p text:style-name="P1"><text:s text:c="3"/>c) egg or chicken? While programming, get this feeling - why?</text:p>
      <text:p text:style-name="P1"/>
      <text:p text:style-name="P1"/>
      <text:p text:style-name="P1"><text:span text:style-name="T5">6) </text:span><text:span text:style-name="T4">Schematic of work flow</text:span> - </text:p>
      <text:p text:style-name="P1"><text:s text:c="3"/></text:p>
      <text:p text:style-name="P1"><text:s text:c="3"/>Assumptions: no hard coded path, user expected to start at this dir if building and installing,</text:p>
      <text:p text:style-name="P1"><text:s text:c="16"/><text:span text:style-name="T8">override NEMS.x</text:span></text:p>
      <text:p text:style-name="P1"/>
      <text:p text:style-name="P1"><text:s text:c="3"/>Questions: 1) where the start_wrkflow should be?</text:p>
      <text:p text:style-name="P1"><text:s text:c="14"/>2) if two steps (build/install) do we need copy of start_wrkflow in RUN_DIR?</text:p>
      <text:p text:style-name="P1"><text:s text:c="14"/>3) a <text:s/>copy of build.sh and install.sh to be produced in both dirs?</text:p>
      <text:p text:style-name="P1"><text:s text:c="14"/><text:span text:style-name="T8">4) is user module constant?</text:span></text:p>
      <text:p text:style-name="P1"><text:s text:c="14"/><text:span text:style-name="T9">5) no room for nems.job</text:span></text:p>
      <text:p text:style-name="P1"><text:s text:c="14"/><text:span text:style-name="T19">6) </text:span></text:p>
      <text:p text:style-name="P1"/>
      <text:p text:style-name="P1"><text:s text:c="3"/>PRJ_DIR (a.k.a BUILD_DIR) is expected to be where at least this structure exists:</text:p>
      <text:p text:style-name="P1"/>
      <text:p text:style-name="P1"><text:s text:c="3"/><text:span text:style-name="T2">parm</text:span>/ <text:s/><text:span text:style-name="T19">Extera hare?? </text:span><text:s text:c="7"/>scripts/ <text:s text:c="18"/>source/ <text:s text:c="12"/><text:span text:style-name="T8">exec/ <text:s text:c="2"/>Extra??</text:span></text:p>
      <text:p text:style-name="P2"><text:s text:c="5"/><text:span text:style-name="T2">|--- </text:span>nems.c<text:span text:style-name="T3">fg</text:span> <text:s text:c="14"/>|--- build<text:span text:style-name="T3">1</text:span>.sh <text:s text:c="12"/>|--- <text:span text:style-name="T10">NEMS</text:span> <text:s text:c="9"/><text:span text:style-name="T8">|--- NEMS.x</text:span> <text:s text:c="2"/></text:p>
      <text:p text:style-name="P2"><text:s text:c="5"/><text:span text:style-name="T2">|--- </text:span>model_c<text:span text:style-name="T3">fg</text:span> <text:s text:c="13"/>|--- pyvenv.sh <text:s text:c="12"/>|--- <text:span text:style-name="T10">MODEL1</text:span>/</text:p>
      <text:p text:style-name="P1"><text:s text:c="5"/><text:span text:style-name="T8">|--- module.usr</text:span> <text:s text:c="12"/>|--- start_wrkflw.py <text:s text:c="6"/>|--- MODEL<text:span text:style-name="T10">2</text:span>/</text:p>
      <text:p text:style-name="P1"><text:s text:c="5"/><text:span text:style-name="T8">|</text:span> <text:s text:c="26"/><text:span text:style-name="T8">|--- </text:span><text:s text:c="22"/>|--- MODELn/</text:p>
      <text:p text:style-name="P1"/>
      <text:p text:style-name="P1"/>
      <text:p text:style-name="P1"><text:s text:c="3"/>However, for portability, by DEFAULT the user's current working directory is set in the build script as such:</text:p>
      <text:p text:style-name="P1"><text:s text:c="3"/>PRJ_DIR = BUILD_DIR = os.getcwd()</text:p>
      <text:p text:style-name="P1"><text:s text:c="3"/>SRC_DIR = BUILD_DIR + 'so<text:span text:style-name="T1">urce</text:span>'</text:p>
      <text:p text:style-name="P1"><text:s text:c="3"/>SCR_DIR = BUILD_DIR + 'scripts'</text:p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 text:c="3"/>Assumptions: no hard coded path, user expected to start at this dir if only installing a built system,</text:p>
      <text:p text:style-name="P1"/>
      <text:p text:style-name="P1"><text:s text:c="3"/>Questions: <text:span text:style-name="T17">4</text:span>) What does install.sh do? <text:span text:style-name="T18">5</text:span>) name job1 after run1? 3) rename NEMS.x per run?</text:p>
      <text:p text:style-name="P1"><text:s text:c="14"/>3) rename nems.cfg, model_cfg? <text:span text:style-name="T17">1</text:span>) <text:span text:style-name="T17">does model config/parm changes per run?</text:span></text:p>
      <text:p text:style-name="P1"><text:s text:c="14"/><text:span text:style-name="T17">2) model/event/data applies to hwrf model/data/event to nwm</text:span></text:p>
      <text:p text:style-name="P1"><text:s text:c="14"/><text:span text:style-name="T18">3) </text:span></text:p>
      <text:p text:style-name="P1"/>
      <text:p text:style-name="P1"><text:s text:c="3"/>RUN_DIR (a.k.a. INSTALL_DIR) is expected to be where at least this structure exists:</text:p>
      <text:p text:style-name="P1"/>
      <text:p text:style-name="P1"><text:s text:c="3"/>jobs/ <text:s text:c="13"/>scripts/ <text:s text:c="17"/>model_data/ <text:s text:c="21"/></text:p>
      <text:p text:style-name="P1"><text:s text:c="5"/>|--- nsem.job <text:s text:c="6"/>|--- start_wrkflw.py <text:s text:c="7"/>|--- <text:span text:style-name="T16">&lt;model&gt;</text:span> <text:s text:c="17"/></text:p>
      <text:p text:style-name="P1"><text:s text:c="5"/>|--- job2 <text:s text:c="10"/>|--- install.sh <text:s text:c="12"/><text:span text:style-name="T10">|</text:span> <text:s text:c="5"/>|--- <text:span text:style-name="T15">event1</text:span> <text:s text:c="42"/></text:p>
      <text:p text:style-name="P11"><text:s text:c="53"/><text:span text:style-name="T15">| <text:s text:c="13"/>|--- in_data </text:span></text:p>
      <text:p text:style-name="P11"><text:s text:c="53"/><text:span text:style-name="T16">|</text:span> <text:s text:c="18"/><text:span text:style-name="T16">|--- run1</text:span></text:p>
      <text:p text:style-name="P11"><text:s text:c="53"/><text:span text:style-name="T16">|</text:span> <text:s text:c="5"/></text:p>
      <text:p text:style-name="P11"><text:span text:style-name="T15"><text:s text:c="3"/>parm/ <text:s text:c="44"/>| <text:s text:c="5"/></text:span></text:p>
      <text:p text:style-name="P1"><text:s text:c="5"/><text:span text:style-name="T17">|--- nems.configure</text:span> <text:s text:c="28"/><text:span text:style-name="T10">|</text:span> <text:s text:c="11"/></text:p>
      <text:p text:style-name="P1"><text:s text:c="5"/><text:span text:style-name="T17">|--- model_configure</text:span> <text:s text:c="27"/><text:span text:style-name="T10">|--- <text:s/>nwm</text:span> <text:s text:c="17"/></text:p>
      <text:p text:style-name="P1"><text:s text:c="53"/><text:span text:style-name="T10">| <text:s text:c="5"/>|--- in_data</text:span> <text:s text:c="74"/></text:p>
      <text:p text:style-name="P1"><text:s text:c="53"/><text:span text:style-name="T10">| <text:s text:c="5"/>| <text:s text:c="7"/>|--- event1</text:span></text:p>
      <text:p text:style-name="P12"><text:s text:c="53"/><text:span text:style-name="T10">| <text:s text:c="5"/>|--- </text:span>namelist<text:span text:style-name="T10"> <text:s text:c="3"/>|--- run1 <text:s text:c="3"/></text:span></text:p>
      <text:p text:style-name="P1"><text:s text:c="3"/><text:span text:style-name="T17">exec/</text:span></text:p>
      <text:p text:style-name="P1"><text:s text:c="5"/><text:span text:style-name="T17">|--- NEMS.x</text:span></text:p>
      <text:p text:style-name="P1"/>
      <text:p text:style-name="P10"><text:s text:c="4"/></text:p>
      <text:p text:style-name="P5"><text:span text:style-name="T14"><text:s text:c="6"/>&lt;RUN_DIR&gt;/&lt;MODEL_DATA&gt;/&lt;EVENT&gt;&lt;SCENARIO&gt; <text:s text:c="3"/>date part of name? <text:s/>Domain: conus | gulf | atlantic??</text:span></text:p>
      <text:p text:style-name="P10"><text:span text:style-name="T11"><text:s text:c="3"/>&lt;RUN_DIR&gt;/ ATM_DATA/ <text:s text:c="10"/>hwrf_air_temperature_&lt;ID&gt;.nc</text:span></text:p>
      <text:p text:style-name="P10"><text:s text:c="12"/>/ <text:span text:style-name="T12">NWM_DATA/ <text:s text:c="10"/></text:span></text:p>
      <text:p text:style-name="P10"><text:span text:style-name="T12"><text:s text:c="12"/>/ OCN_DATA/ <text:s text:c="10"/></text:span></text:p>
      <text:p text:style-name="P10"><text:s text:c="12"/>/ <text:span text:style-name="T13">WW3_DATA/</text:span></text:p>
      <text:p text:style-name="P10"><text:s text:c="9"/></text:p>
      <text:p text:style-name="P10"/>
      <text:p text:style-name="P10"><text:s/></text:p>
      <text:p text:style-name="P1"/>
      <text:p text:style-name="P1"><text:span text:style-name="T10">7) F</text:span>iles:</text:p>
      <text:p text:style-name="P1"><text:s text:c="3"/>nsem.job <text:s/>--&gt; script</text:p>
      <text:p text:style-name="P1"><text:s text:c="3"/>model_configure --&gt; manual</text:p>
      <text:p text:style-name="P1"><text:s text:c="3"/>nems.configure <text:s/>--&gt; manual</text:p>
      <text:p text:style-name="P1"/>
      <text:p text:style-name="P1"/>
      <text:p text:style-name="P4">8) Paths</text:p>
      <text:p text:style-name="P1"><text:s text:c="3"/>ROOTDIR vs. RUNDIR, SCRDIR, SRCDIR, DOCDIR, <text:s/>ECFDIR, FIXDIR, JOBDIR, STARTDI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20-04-29T04:36:28.957582748</dc:date>
    <meta:editing-duration>PT20M3S</meta:editing-duration>
    <meta:editing-cycles>6</meta:editing-cycles>
    <meta:document-statistic meta:table-count="0" meta:image-count="0" meta:object-count="0" meta:page-count="2" meta:paragraph-count="98" meta:word-count="611" meta:character-count="5497" meta:non-whitespace-character-count="3518"/>
  </office:meta>
</office:document-meta>
</file>